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</style:style>
    <style:style style:name="ce1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2E2E2E" style:vertical-align="middle" fo:wrap-option="wrap" fo:background-color="#F2F2F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2E2E2E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2E2E2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2E2E2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2E2E2E" fo:border-right="none" style:vertical-align="middle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2E2E2E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2pt solid #2E2E2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2pt solid #2E2E2E" fo:border-bottom="none" fo:border-left="2pt solid #2E2E2E" fo:border-right="2pt solid #2E2E2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2E2E2E" fo:border-bottom="2pt solid #2E2E2E" fo:border-left="2pt solid #2E2E2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2E2E2E" fo:border-bottom="2pt solid #2E2E2E" fo:border-left="thin solid #000000" fo:border-right="2pt solid #2E2E2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2E2E2E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thin solid #2E2E2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4.31270833333333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407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5">
            <text:p>DZIAŁ OBSŁUGI KLIENT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SH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AMVIEVER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74" table:style-name="ce3">
            <text:p>274</text:p>
          </table:table-cell>
          <table:table-cell office:value-type="float" office:value="274" table:style-name="ce3">
            <text:p>274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3">
            <text:p>25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SIĘGOWOŚCI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3" table:style-name="ce3">
            <text:p>173</text:p>
          </table:table-cell>
          <table:table-cell office:value-type="float" office:value="173" table:style-name="ce3">
            <text:p>173</text:p>
          </table:table-cell>
          <table:table-cell office:value-type="float" office:value="125" table:style-name="ce3">
            <text:p>125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ADRY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3" table:style-name="ce3">
            <text:p>203</text:p>
          </table:table-cell>
          <table:table-cell office:value-type="float" office:value="203" table:style-name="ce3">
            <text:p>203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OBSŁUGI KLIENTA BIZNESOWEG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85" table:style-name="ce3">
            <text:p>185</text:p>
          </table:table-cell>
          <table:table-cell office:value-type="float" office:value="185" table:style-name="ce3">
            <text:p>185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ZARZĄDZANI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5" table:style-name="ce3">
            <text:p>175</text:p>
          </table:table-cell>
          <table:table-cell office:value-type="float" office:value="165" table:style-name="ce3">
            <text:p>165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PODSUMOWANI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34250" table:style-name="ce3">
            <text:p>34250</text:p>
          </table:table-cell>
          <table:table-cell office:value-type="float" office:value="34250" table:style-name="ce3">
            <text:p>34250</text:p>
          </table:table-cell>
          <table:table-cell office:value-type="float" office:value="31250" table:style-name="ce3">
            <text:p>31250</text:p>
          </table:table-cell>
          <table:table-cell office:value-type="float" office:value="31250" table:style-name="ce3">
            <text:p>31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[Mb]:</text:p>
          </table:table-cell>
          <table:table-cell office:value-type="float" office:value="225" table:style-name="ce3">
            <text:p>225</text:p>
          </table:table-cell>
          <table:table-cell office:value-type="float" office:value="420720" table:style-name="ce3">
            <text:p>420720</text:p>
          </table:table-cell>
          <table:table-cell office:value-type="float" office:value="418720" table:style-name="ce3">
            <text:p>418720</text:p>
          </table:table-cell>
          <table:table-cell office:value-type="float" office:value="354400" table:style-name="ce3">
            <text:p>354400</text:p>
          </table:table-cell>
          <table:table-cell office:value-type="float" office:value="354400" table:style-name="ce3">
            <text:p>35440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RUCH W POSZCZEGÓLNYCH BUDYNKACH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75" table:style-name="ce3">
            <text:p>75</text:p>
          </table:table-cell>
          <table:table-cell office:value-type="float" office:value="13965" table:style-name="ce3">
            <text:p>13965</text:p>
          </table:table-cell>
          <table:table-cell office:value-type="float" office:value="13965" table:style-name="ce3">
            <text:p>13965</text:p>
          </table:table-cell>
          <table:table-cell office:value-type="float" office:value="10300" table:style-name="ce3">
            <text:p>10300</text:p>
          </table:table-cell>
          <table:table-cell office:value-type="float" office:value="10300" table:style-name="ce3">
            <text:p>10300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B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5480" table:style-name="ce3">
            <text:p>5480</text:p>
          </table:table-cell>
          <table:table-cell office:value-type="float" office:value="5480" table:style-name="ce3">
            <text:p>5480</text:p>
          </table:table-cell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50" table:style-name="ce3">
            <text:p>150</text:p>
          </table:table-cell>
          <table:table-cell office:value-type="float" office:value="9855" table:style-name="ce3">
            <text:p>9855</text:p>
          </table:table-cell>
          <table:table-cell office:value-type="float" office:value="9605" table:style-name="ce3">
            <text:p>9605</text:p>
          </table:table-cell>
          <table:table-cell office:value-type="float" office:value="7750" table:style-name="ce3">
            <text:p>7750</text:p>
          </table:table-cell>
          <table:table-cell office:value-type="float" office:value="7750" table:style-name="ce3">
            <text:p>775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5">
            <text:p>PRZEPUSTOWOŚĆ MINIMALNA</text:p>
          </table:table-cell>
          <table:covered-table-cell table:number-columns-repeated="3"/>
          <table:table-cell office:value-type="string" table:number-columns-spanned="4" table:number-rows-spanned="1" table:style-name="ce5">
            <text:p>PRZEPUSTOWOŚĆ ZALECANA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6"/>
        </table:table-row>
        <table:table-row table:style-name="ro1">
          <table:table-cell office:value-type="float" office:value="14.608333333333301" table:style-name="ce8">
            <text:p>14,6</text:p>
          </table:table-cell>
          <table:table-cell office:value-type="float" office:value="14.5388888888889" table:style-name="ce8">
            <text:p>14,5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43.825000000000003" table:style-name="ce8">
            <text:p>43,8</text:p>
          </table:table-cell>
          <table:table-cell office:value-type="float" office:value="43.616666666666703" table:style-name="ce8">
            <text:p>43,6</text:p>
          </table:table-cell>
          <table:table-cell office:value-type="float" office:value="36.9166666666667" table:style-name="ce8">
            <text:p>36,9</text:p>
          </table:table-cell>
          <table:table-cell office:value-type="float" office:value="36.9166666666667" table:style-name="ce8">
            <text:p>36,9</text:p>
          </table:table-cell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float" office:value="28800" table:style-name="ce2">
            <text:p>28800</text:p>
          </table:table-cell>
          <table:table-cell table:number-columns-repeated="7" table:style-name="ce2"/>
          <table:table-cell table:number-columns-repeated="16376"/>
        </table:table-row>
        <table:table-row table:number-rows-repeated="3" table:style-name="ro1">
          <table:table-cell table:number-columns-repeated="8" table:style-name="ce2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GniazdkaNaPietro" table:style-name="ta2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3" table:number-rows-spanned="1" table:style-name="ce14">
            <text:p>PLANOWANA LICZBA PUNKTÓW ABONECKICH</text:p>
          </table:table-cell>
          <table:covered-table-cell table:number-columns-repeated="2"/>
          <table:table-cell table:number-columns-repeated="2" table:style-name="ce16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8">
            <text:p>PIĘTRO</text:p>
          </table:table-cell>
          <table:table-cell office:value-type="string" table:number-columns-spanned="1" table:number-rows-spanned="2" table:style-name="ce19">
            <text:p>ILOSC GNIAZD</text:p>
          </table:table-cell>
          <table:table-cell table:style-name="ce23"/>
          <table:table-cell table:style-name="ce13"/>
          <table:table-cell table:number-columns-spanned="2" table:number-rows-spanned="1" table:style-name="ce10"/>
          <table:covered-table-cell/>
          <table:table-cell table:style-name="ce11"/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32">
            <text:p>BUDYNKEK B</text:p>
          </table:table-cell>
          <table:covered-table-cell/>
          <table:table-cell table:number-columns-repeated="4" table:style-name="ce13"/>
          <table:table-cell table:style-name="ce11"/>
          <table:table-cell table:number-columns-repeated="16377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44" table:style-name="ce21">
            <text:p>44</text:p>
          </table:table-cell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1">
          <table:table-cell office:value-type="string" table:style-name="ce3">
            <text:p>I<text:s/></text:p>
          </table:table-cell>
          <table:table-cell office:value-type="float" office:value="54" table:style-name="ce21">
            <text:p>54</text:p>
          </table:table-cell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3">
          <table:table-cell office:value-type="string" table:style-name="ce3">
            <text:p>II<text:s/></text:p>
          </table:table-cell>
          <table:table-cell office:value-type="float" office:value="104" table:style-name="ce22">
            <text:p>104</text:p>
          </table:table-cell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3">
          <table:table-cell office:value-type="string" table:style-name="ce24">
            <text:p>SUMA:</text:p>
          </table:table-cell>
          <table:table-cell office:value-type="float" office:value="75" table:style-name="ce26">
            <text:p>75</text:p>
          </table:table-cell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31">
            <text:p>BUDYNKEK A</text:p>
          </table:table-cell>
          <table:covered-table-cell/>
          <table:table-cell table:number-columns-repeated="4" table:style-name="ce13"/>
          <table:table-cell table:style-name="ce11"/>
          <table:table-cell table:number-columns-repeated="16377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32" table:style-name="ce21">
            <text:p>32</text:p>
          </table:table-cell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3">
          <table:table-cell office:value-type="string" table:style-name="ce3">
            <text:p>I<text:s/></text:p>
          </table:table-cell>
          <table:table-cell office:value-type="float" office:value="56" table:style-name="ce22">
            <text:p>56</text:p>
          </table:table-cell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3">
          <table:table-cell office:value-type="string" table:style-name="ce27">
            <text:p>SUMA:</text:p>
          </table:table-cell>
          <table:table-cell office:value-type="float" office:value="150" table:style-name="ce28">
            <text:p>150</text:p>
          </table:table-cell>
          <table:table-cell table:number-columns-repeated="4" table:style-name="ce12"/>
          <table:table-cell table:style-name="ce11"/>
          <table:table-cell table:number-columns-repeated="16377"/>
        </table:table-row>
        <table:table-row table:style-name="ro4">
          <table:table-cell office:value-type="string" table:style-name="ce29">
            <text:p>SUMA:</text:p>
          </table:table-cell>
          <table:table-cell office:value-type="float" office:value="225" table:formula="msoxl:=B8+B12" table:style-name="ce30">
            <text:p>225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11"/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eusz </meta:initial-creator>
    <dc:creator>unfr3sh</dc:creator>
    <meta:creation-date>2013-04-11T19:14:06Z</meta:creation-date>
    <dc:date>2013-04-27T18:01:42Z</dc:date>
    <meta:editing-cycles>24</meta:editing-cycles>
    <meta:editing-duration>PT18100S</meta:editing-duration>
  </office:meta>
</office:document-meta>
</file>